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4">
      <style:paragraph-properties fo:margin-top="0in" fo:margin-bottom="0in"/>
    </style:style>
    <style:style style:name="P32" style:family="paragraph" style:parent-style-name="Text_20_body" style:list-style-name="L5">
      <style:paragraph-properties fo:margin-top="0in" fo:margin-bottom="0in"/>
    </style:style>
    <style:style style:name="P33" style:family="paragraph" style:parent-style-name="Text_20_body" style:list-style-name="L6">
    </style:style>
    <style:style style:name="P34" style:family="paragraph" style:parent-style-name="Text_20_body" style:list-style-name="L7">
      <style:paragraph-properties fo:margin-top="0in" fo:margin-bottom="0in"/>
    </style:style>
    <style:style style:name="P35" style:family="paragraph" style:parent-style-name="Text_20_body" style:list-style-name="L8">
    </style:style>
    <style:style style:name="P36" style:family="paragraph" style:parent-style-name="Text_20_body" style:list-style-name="L9">
      <style:paragraph-properties fo:margin-top="0in" fo:margin-bottom="0in"/>
    </style:style>
    <style:style style:name="P37" style:family="paragraph" style:parent-style-name="Text_20_body" style:list-style-name="L10">
    </style:style>
    <style:style style:name="P38" style:family="paragraph" style:parent-style-name="Text_20_body" style:list-style-name="L11">
    </style:style>
    <style:style style:name="P39" style:family="paragraph" style:parent-style-name="Text_20_body" style:list-style-name="L12">
    </style:style>
    <style:style style:name="P40" style:family="paragraph" style:parent-style-name="Text_20_body" style:list-style-name="L13">
    </style:style>
    <style:style style:name="P41" style:family="paragraph" style:parent-style-name="Text_20_body" style:list-style-name="L14">
    </style:style>
    <style:style style:name="P42" style:family="paragraph" style:parent-style-name="Text_20_body" style:list-style-name="L15">
    </style:style>
    <style:style style:name="P43" style:family="paragraph" style:parent-style-name="Text_20_body" style:list-style-name="L16">
    </style:style>
    <style:style style:name="P44" style:family="paragraph" style:parent-style-name="Text_20_body" style:list-style-name="L17">
    </style:style>
    <style:style style:name="P45" style:family="paragraph" style:parent-style-name="Text_20_body" style:list-style-name="L18">
    </style:style>
    <style:style style:name="P46" style:family="paragraph" style:parent-style-name="Text_20_body" style:list-style-name="L19">
    </style:style>
    <style:style style:name="P47" style:family="paragraph" style:parent-style-name="Text_20_body" style:list-style-name="L20">
    </style:style>
    <style:style style:name="P48" style:family="paragraph" style:parent-style-name="Text_20_body" style:list-style-name="L21">
    </style:style>
    <style:style style:name="P49" style:family="paragraph" style:parent-style-name="Text_20_body" style:list-style-name="L22">
    </style:style>
    <style:style style:name="P50" style:family="paragraph" style:parent-style-name="Text_20_body" style:list-style-name="L23">
    </style:style>
    <style:style style:name="P51" style:family="paragraph" style:parent-style-name="Text_20_body" style:list-style-name="L24">
    </style:style>
    <style:style style:name="P52" style:family="paragraph" style:parent-style-name="Text_20_body" style:list-style-name="L25">
    </style:style>
    <style:style style:name="P53" style:family="paragraph" style:parent-style-name="Text_20_body" style:list-style-name="L26">
    </style:style>
    <style:style style:name="P54" style:family="paragraph" style:parent-style-name="Text_20_body" style:list-style-name="L27">
    </style:style>
    <style:style style:name="P55" style:family="paragraph" style:parent-style-name="Text_20_body" style:list-style-name="L28">
      <style:paragraph-properties fo:margin-top="0in" fo:margin-bottom="0in"/>
    </style:style>
    <style:style style:name="P56" style:family="paragraph" style:parent-style-name="Text_20_body" style:list-style-name="L29">
    </style:style>
    <style:style style:name="P57" style:family="paragraph" style:parent-style-name="Text_20_body" style:list-style-name="L30">
      <style:paragraph-properties fo:margin-top="0in" fo:margin-bottom="0in"/>
    </style:style>
    <style:style style:name="P58" style:family="paragraph" style:parent-style-name="Text_20_body" style:list-style-name="L31">
    </style:style>
    <style:style style:name="P59" style:family="paragraph" style:parent-style-name="Text_20_body" style:list-style-name="L32">
    </style:style>
    <style:style style:name="P60" style:family="paragraph" style:parent-style-name="Text_20_body" style:list-style-name="L33">
    </style:style>
    <style:style style:name="P61" style:family="paragraph" style:parent-style-name="Text_20_body" style:list-style-name="L34">
      <style:paragraph-properties fo:margin-top="0in" fo:margin-bottom="0in"/>
    </style:style>
    <style:style style:name="P62" style:family="paragraph" style:parent-style-name="Text_20_body" style:list-style-name="L35">
      <style:paragraph-properties fo:margin-top="0in" fo:margin-bottom="0in"/>
    </style:style>
    <style:style style:name="P63" style:family="paragraph" style:parent-style-name="Text_20_body" style:list-style-name="L36">
    </style:style>
    <style:style style:name="P64" style:family="paragraph" style:parent-style-name="Text_20_body" style:list-style-name="L37">
    </style:style>
    <style:style style:name="P65" style:family="paragraph" style:parent-style-name="Text_20_body" style:list-style-name="L38">
    </style:style>
    <style:style style:name="P66" style:family="paragraph" style:parent-style-name="Text_20_body" style:list-style-name="L39">
    </style:style>
    <style:style style:name="P67" style:family="paragraph" style:parent-style-name="Text_20_body" style:list-style-name="L40">
    </style:style>
    <style:style style:name="P68" style:family="paragraph" style:parent-style-name="Text_20_body" style:list-style-name="L41">
    </style:style>
    <style:style style:name="P69" style:family="paragraph" style:parent-style-name="Text_20_body" style:list-style-name="L42">
    </style:style>
    <style:style style:name="P70" style:family="paragraph" style:parent-style-name="Text_20_body" style:list-style-name="L43">
      <style:paragraph-properties fo:margin-top="0in" fo:margin-bottom="0in"/>
    </style:style>
    <style:style style:name="P71" style:family="paragraph" style:parent-style-name="Text_20_body" style:list-style-name="L44">
      <style:paragraph-properties fo:margin-top="0in" fo:margin-bottom="0in"/>
    </style:style>
    <style:style style:name="P72" style:family="paragraph" style:parent-style-name="Text_20_body" style:list-style-name="L45">
      <style:paragraph-properties fo:margin-top="0in" fo:margin-bottom="0in"/>
    </style:style>
    <style:style style:name="P73" style:family="paragraph" style:parent-style-name="Text_20_body" style:list-style-name="L46">
      <style:paragraph-properties fo:margin-top="0in" fo:margin-bottom="0in"/>
    </style:style>
    <style:style style:name="P74" style:family="paragraph" style:parent-style-name="Text_20_body" style:list-style-name="L47">
      <style:paragraph-properties fo:margin-top="0in" fo:margin-bottom="0in"/>
    </style:style>
    <style:style style:name="P75" style:family="paragraph" style:parent-style-name="Text_20_body" style:list-style-name="L48">
      <style:paragraph-properties fo:margin-top="0in" fo:margin-bottom="0in"/>
    </style:style>
    <style:style style:name="P76" style:family="paragraph" style:parent-style-name="Text_20_body" style:list-style-name="L49">
      <style:paragraph-properties fo:margin-top="0in" fo:margin-bottom="0in"/>
    </style:style>
    <style:style style:name="P77" style:family="paragraph" style:parent-style-name="Text_20_body" style:list-style-name="L50">
      <style:paragraph-properties fo:margin-top="0in" fo:margin-bottom="0in"/>
    </style:style>
    <style:style style:name="P78" style:family="paragraph" style:parent-style-name="Text_20_body" style:list-style-name="L51">
    </style:style>
    <style:style style:name="P79" style:family="paragraph" style:parent-style-name="Text_20_body" style:list-style-name="L52">
    </style:style>
    <style:style style:name="P80" style:family="paragraph" style:parent-style-name="Text_20_body" style:list-style-name="L53">
      <style:paragraph-properties fo:margin-top="0in" fo:margin-bottom="0in"/>
    </style:style>
    <style:style style:name="P81" style:family="paragraph" style:parent-style-name="Text_20_body" style:list-style-name="L54">
      <style:paragraph-properties fo:margin-top="0in" fo:margin-bottom="0in"/>
    </style:style>
    <style:style style:name="P82" style:family="paragraph" style:parent-style-name="Text_20_body" style:list-style-name="L55">
      <style:paragraph-properties fo:margin-top="0in" fo:margin-bottom="0in"/>
    </style:style>
    <style:style style:name="P83" style:family="paragraph" style:parent-style-name="Text_20_body" style:list-style-name="L56">
      <style:paragraph-properties fo:margin-top="0in" fo:margin-bottom="0in"/>
    </style:style>
    <style:style style:name="P84" style:family="paragraph" style:parent-style-name="Text_20_body" style:list-style-name="L57">
      <style:paragraph-properties fo:margin-top="0in" fo:margin-bottom="0in"/>
    </style:style>
    <style:style style:name="P85" style:family="paragraph" style:parent-style-name="Text_20_body" style:list-style-name="L58">
      <style:paragraph-properties fo:margin-top="0in" fo:margin-bottom="0in"/>
    </style:style>
    <style:style style:name="P86" style:family="paragraph" style:parent-style-name="Text_20_body" style:list-style-name="L59">
      <style:paragraph-properties fo:margin-top="0in" fo:margin-bottom="0in"/>
    </style:style>
    <style:style style:name="P87" style:family="paragraph" style:parent-style-name="Text_20_body" style:list-style-name="L60">
      <style:paragraph-properties fo:margin-top="0in" fo:margin-bottom="0in"/>
    </style:style>
    <style:style style:name="P88" style:family="paragraph" style:parent-style-name="Text_20_body" style:list-style-name="L61">
      <style:paragraph-properties fo:margin-top="0in" fo:margin-bottom="0in"/>
    </style:style>
    <style:style style:name="P89" style:family="paragraph" style:parent-style-name="Text_20_body" style:list-style-name="L62">
      <style:paragraph-properties fo:margin-top="0in" fo:margin-bottom="0in"/>
    </style:style>
    <style:style style:name="P90" style:family="paragraph" style:parent-style-name="Text_20_body" style:list-style-name="L63">
      <style:paragraph-properties fo:margin-top="0in" fo:margin-bottom="0in"/>
    </style:style>
    <style:style style:name="P91" style:family="paragraph" style:parent-style-name="Text_20_body" style:list-style-name="L64">
      <style:paragraph-properties fo:margin-top="0in" fo:margin-bottom="0in"/>
    </style:style>
    <style:style style:name="P92" style:family="paragraph" style:parent-style-name="Text_20_body" style:list-style-name="L65">
    </style:style>
    <style:style style:name="P93" style:family="paragraph" style:parent-style-name="Text_20_body" style:list-style-name="L66">
    </style:style>
    <style:style style:name="P94" style:family="paragraph" style:parent-style-name="Text_20_body" style:list-style-name="L67">
    </style:style>
    <style:style style:name="P95" style:family="paragraph" style:parent-style-name="Text_20_body" style:list-style-name="L68">
      <style:paragraph-properties fo:margin-top="0in" fo:margin-bottom="0in"/>
    </style:style>
    <style:style style:name="P96" style:family="paragraph" style:parent-style-name="Text_20_body" style:list-style-name="L69">
    </style:style>
    <style:style style:name="P97" style:family="paragraph" style:parent-style-name="Text_20_body" style:list-style-name="L70">
    </style:style>
    <style:style style:name="P98" style:family="paragraph" style:parent-style-name="Text_20_body" style:list-style-name="L71">
    </style:style>
    <style:style style:name="P99" style:family="paragraph" style:parent-style-name="Text_20_body" style:list-style-name="L72">
      <style:paragraph-properties fo:margin-top="0in" fo:margin-bottom="0in"/>
    </style:style>
    <style:style style:name="P100" style:family="paragraph" style:parent-style-name="Text_20_body" style:list-style-name="L73">
      <style:paragraph-properties fo:margin-top="0in" fo:margin-bottom="0in"/>
    </style:style>
    <style:style style:name="P101" style:family="paragraph" style:parent-style-name="Text_20_body" style:list-style-name="L74">
      <style:paragraph-properties fo:margin-top="0in" fo:margin-bottom="0in"/>
    </style:style>
    <style:style style:name="P102" style:family="paragraph" style:parent-style-name="Text_20_body" style:list-style-name="L75">
      <style:paragraph-properties fo:margin-top="0in" fo:margin-bottom="0in"/>
    </style:style>
    <style:style style:name="P103" style:family="paragraph" style:parent-style-name="Text_20_body" style:list-style-name="L76">
      <style:paragraph-properties fo:margin-top="0in" fo:margin-bottom="0in"/>
    </style:style>
    <style:style style:name="P104" style:family="paragraph" style:parent-style-name="Text_20_body" style:list-style-name="L77">
      <style:paragraph-properties fo:margin-top="0in" fo:margin-bottom="0in"/>
    </style:style>
    <style:style style:name="P105" style:family="paragraph" style:parent-style-name="Text_20_body" style:list-style-name="L78">
      <style:paragraph-properties fo:margin-top="0in" fo:margin-bottom="0in"/>
    </style:style>
    <style:style style:name="P106" style:family="paragraph" style:parent-style-name="Text_20_body" style:list-style-name="L79">
      <style:paragraph-properties fo:margin-top="0in" fo:margin-bottom="0in"/>
    </style:style>
    <style:style style:name="P107" style:family="paragraph" style:parent-style-name="Text_20_body" style:list-style-name="L80">
      <style:paragraph-properties fo:margin-top="0in" fo:margin-bottom="0in"/>
    </style:style>
    <style:style style:name="P108" style:family="paragraph" style:parent-style-name="Text_20_body" style:list-style-name="L81">
      <style:paragraph-properties fo:margin-top="0in" fo:margin-bottom="0in"/>
    </style:style>
    <style:style style:name="P109" style:family="paragraph" style:parent-style-name="Text_20_body" style:list-style-name="L82">
      <style:paragraph-properties fo:margin-top="0in" fo:margin-bottom="0in"/>
    </style:style>
    <style:style style:name="P110" style:family="paragraph" style:parent-style-name="Text_20_body" style:list-style-name="L83">
      <style:paragraph-properties fo:margin-top="0in" fo:margin-bottom="0in"/>
    </style:style>
    <style:style style:name="P111" style:family="paragraph" style:parent-style-name="Text_20_body" style:list-style-name="L84">
      <style:paragraph-properties fo:margin-top="0in" fo:margin-bottom="0in"/>
    </style:style>
    <style:style style:name="P112" style:family="paragraph" style:parent-style-name="Text_20_body" style:list-style-name="L85">
      <style:paragraph-properties fo:margin-top="0in" fo:margin-bottom="0in"/>
    </style:style>
    <style:style style:name="P113" style:family="paragraph" style:parent-style-name="Text_20_body" style:list-style-name="L86">
      <style:paragraph-properties fo:margin-top="0in" fo:margin-bottom="0in"/>
    </style:style>
    <style:style style:name="P114" style:family="paragraph" style:parent-style-name="Text_20_body" style:list-style-name="L87">
      <style:paragraph-properties fo:margin-top="0in" fo:margin-bottom="0in"/>
    </style:style>
    <style:style style:name="P115" style:family="paragraph" style:parent-style-name="Text_20_body" style:list-style-name="L88">
      <style:paragraph-properties fo:margin-top="0in" fo:margin-bottom="0in"/>
    </style:style>
    <style:style style:name="P116" style:family="paragraph" style:parent-style-name="Text_20_body" style:list-style-name="L89">
      <style:paragraph-properties fo:margin-top="0in" fo:margin-bottom="0in"/>
    </style:style>
    <style:style style:name="P117" style:family="paragraph" style:parent-style-name="Text_20_body" style:list-style-name="L90">
      <style:paragraph-properties fo:margin-top="0in" fo:margin-bottom="0in"/>
    </style:style>
    <style:style style:name="P118" style:family="paragraph" style:parent-style-name="Text_20_body" style:list-style-name="L91">
      <style:paragraph-properties fo:margin-top="0in" fo:margin-bottom="0in"/>
    </style:style>
    <style:style style:name="P119" style:family="paragraph" style:parent-style-name="Text_20_body" style:list-style-name="L92">
      <style:paragraph-properties fo:margin-top="0in" fo:margin-bottom="0in"/>
    </style:style>
    <style:style style:name="P120" style:family="paragraph" style:parent-style-name="Text_20_body" style:list-style-name="L93">
      <style:paragraph-properties fo:margin-top="0in" fo:margin-bottom="0in"/>
    </style:style>
    <style:style style:name="P121" style:family="paragraph" style:parent-style-name="Text_20_body" style:list-style-name="L94">
      <style:paragraph-properties fo:margin-top="0in" fo:margin-bottom="0in"/>
    </style:style>
    <style:style style:name="P122" style:family="paragraph" style:parent-style-name="Text_20_body" style:list-style-name="L95">
      <style:paragraph-properties fo:margin-top="0in" fo:margin-bottom="0in"/>
    </style:style>
    <style:style style:name="P123" style:family="paragraph" style:parent-style-name="Text_20_body" style:list-style-name="L96">
      <style:paragraph-properties fo:margin-top="0in" fo:margin-bottom="0in"/>
    </style:style>
    <style:style style:name="P124" style:family="paragraph" style:parent-style-name="Text_20_body" style:list-style-name="L97">
      <style:paragraph-properties fo:margin-top="0in" fo:margin-bottom="0in"/>
    </style:style>
    <style:style style:name="P125" style:family="paragraph" style:parent-style-name="Text_20_body" style:list-style-name="L98">
      <style:paragraph-properties fo:margin-top="0in" fo:margin-bottom="0in"/>
    </style:style>
    <style:style style:name="P126" style:family="paragraph" style:parent-style-name="Text_20_body" style:list-style-name="L99">
      <style:paragraph-properties fo:margin-top="0in" fo:margin-bottom="0in"/>
    </style:style>
    <style:style style:name="P127" style:family="paragraph" style:parent-style-name="Text_20_body" style:list-style-name="L100">
      <style:paragraph-properties fo:margin-top="0in" fo:margin-bottom="0in"/>
    </style:style>
    <style:style style:name="P128" style:family="paragraph" style:parent-style-name="Text_20_body" style:list-style-name="L101">
      <style:paragraph-properties fo:margin-top="0in" fo:margin-bottom="0in"/>
    </style:style>
    <style:style style:name="P129" style:family="paragraph" style:parent-style-name="Text_20_body" style:list-style-name="L102">
      <style:paragraph-properties fo:margin-top="0in" fo:margin-bottom="0in"/>
    </style:style>
    <style:style style:name="P130" style:family="paragraph" style:parent-style-name="Text_20_body" style:list-style-name="L103">
      <style:paragraph-properties fo:margin-top="0in" fo:margin-bottom="0in"/>
    </style:style>
    <style:style style:name="P131" style:family="paragraph" style:parent-style-name="Text_20_body" style:list-style-name="L104">
      <style:paragraph-properties fo:margin-top="0in" fo:margin-bottom="0in"/>
    </style:style>
    <style:style style:name="P132" style:family="paragraph" style:parent-style-name="Text_20_body" style:list-style-name="L105">
      <style:paragraph-properties fo:margin-top="0in" fo:margin-bottom="0in"/>
    </style:style>
    <style:style style:name="P133" style:family="paragraph" style:parent-style-name="Text_20_body" style:list-style-name="L106">
      <style:paragraph-properties fo:margin-top="0in" fo:margin-bottom="0in"/>
    </style:style>
    <style:style style:name="P134" style:family="paragraph" style:parent-style-name="Text_20_body" style:list-style-name="L107">
      <style:paragraph-properties fo:margin-top="0in" fo:margin-bottom="0in"/>
    </style:style>
    <style:style style:name="P135" style:family="paragraph" style:parent-style-name="Text_20_body" style:list-style-name="L108">
      <style:paragraph-properties fo:margin-top="0in" fo:margin-bottom="0in"/>
    </style:style>
    <style:style style:name="P136" style:family="paragraph" style:parent-style-name="Text_20_body" style:list-style-name="L109">
      <style:paragraph-properties fo:margin-top="0in" fo:margin-bottom="0in"/>
    </style:style>
    <style:style style:name="P137" style:family="paragraph" style:parent-style-name="Text_20_body" style:list-style-name="L110">
    </style:style>
    <style:style style:name="P138" style:family="paragraph" style:parent-style-name="Text_20_body" style:list-style-name="L111">
    </style:style>
    <style:style style:name="P139" style:family="paragraph" style:parent-style-name="Text_20_body" style:list-style-name="L112">
    </style:style>
    <style:style style:name="P140" style:family="paragraph" style:parent-style-name="Text_20_body" style:list-style-name="L113">
    </style:style>
    <style:style style:name="P141" style:family="paragraph" style:parent-style-name="Text_20_body" style:list-style-name="L114">
    </style:style>
    <style:style style:name="P142" style:family="paragraph" style:parent-style-name="Text_20_body" style:list-style-name="L115">
    </style:style>
    <style:style style:name="P143" style:family="paragraph" style:parent-style-name="Text_20_body" style:list-style-name="L116">
    </style:style>
    <style:style style:name="P144" style:family="paragraph" style:parent-style-name="Text_20_body" style:list-style-name="L117">
    </style:style>
    <style:style style:name="P145" style:family="paragraph" style:parent-style-name="Text_20_body" style:list-style-name="L118">
    </style:style>
    <style:style style:name="P146" style:family="paragraph" style:parent-style-name="Text_20_body" style:list-style-name="L119">
    </style:style>
    <style:style style:name="P147" style:family="paragraph" style:parent-style-name="Text_20_body" style:list-style-name="L120">
    </style:style>
    <style:style style:name="P148" style:family="paragraph" style:parent-style-name="Text_20_body" style:list-style-name="L121">
    </style:style>
    <style:style style:name="P149" style:family="paragraph" style:parent-style-name="Text_20_body" style:list-style-name="L122">
    </style:style>
    <style:style style:name="P150" style:family="paragraph" style:parent-style-name="Text_20_body" style:list-style-name="L123">
    </style:style>
    <style:style style:name="P151" style:family="paragraph" style:parent-style-name="Text_20_body" style:list-style-name="L124">
    </style:style>
    <style:style style:name="P152" style:family="paragraph" style:parent-style-name="Text_20_body" style:list-style-name="L125">
    </style:style>
    <style:style style:name="P153" style:family="paragraph" style:parent-style-name="Text_20_body" style:list-style-name="L126">
    </style:style>
    <style:style style:name="P154" style:family="paragraph" style:parent-style-name="Text_20_body" style:list-style-name="L127">
    </style:style>
    <style:style style:name="P155" style:family="paragraph" style:parent-style-name="Text_20_body" style:list-style-name="L128">
    </style:style>
    <style:style style:name="P156" style:family="paragraph" style:parent-style-name="Text_20_body" style:list-style-name="L129">
    </style:style>
    <style:style style:name="P157" style:family="paragraph" style:parent-style-name="Text_20_body" style:list-style-name="L130">
    </style:style>
    <style:style style:name="P158" style:family="paragraph" style:parent-style-name="Text_20_body" style:list-style-name="L131">
    </style:style>
    <style:style style:name="P159" style:family="paragraph" style:parent-style-name="Text_20_body" style:list-style-name="L132">
    </style:style>
    <style:style style:name="P160" style:family="paragraph" style:parent-style-name="Text_20_body" style:list-style-name="L133">
    </style:style>
    <style:style style:name="P161" style:family="paragraph" style:parent-style-name="Text_20_body" style:list-style-name="L134">
      <style:paragraph-properties fo:margin-top="0in" fo:margin-bottom="0in"/>
    </style:style>
    <style:style style:name="P162" style:family="paragraph" style:parent-style-name="Text_20_body" style:list-style-name="L135">
      <style:paragraph-properties fo:margin-top="0in" fo:margin-bottom="0in"/>
    </style:style>
    <style:style style:name="P163" style:family="paragraph" style:parent-style-name="Text_20_body" style:list-style-name="L136">
      <style:paragraph-properties fo:margin-top="0in" fo:margin-bottom="0in"/>
    </style:style>
    <style:style style:name="P164" style:family="paragraph" style:parent-style-name="Text_20_body" style:list-style-name="L137">
    </style:style>
    <style:style style:name="P165" style:family="paragraph" style:parent-style-name="Text_20_body" style:list-style-name="L138">
    </style:style>
    <style:style style:name="P166" style:family="paragraph" style:parent-style-name="Text_20_body" style:list-style-name="L139">
    </style:style>
    <style:style style:name="P167" style:family="paragraph" style:parent-style-name="Text_20_body" style:list-style-name="L140">
    </style:style>
    <style:style style:name="P168" style:family="paragraph" style:parent-style-name="Text_20_body" style:list-style-name="L141">
    </style:style>
    <style:style style:name="P169" style:family="paragraph" style:parent-style-name="Text_20_body" style:list-style-name="L142">
    </style:style>
    <style:style style:name="P170" style:family="paragraph" style:parent-style-name="Text_20_body" style:list-style-name="L143">
    </style:style>
    <style:style style:name="P171" style:family="paragraph" style:parent-style-name="Text_20_body" style:list-style-name="L144">
    </style:style>
    <style:style style:name="P172" style:family="paragraph" style:parent-style-name="Text_20_body" style:list-style-name="L145">
    </style:style>
    <style:style style:name="P173" style:family="paragraph" style:parent-style-name="Text_20_body" style:list-style-name="L146">
    </style:style>
    <style:style style:name="P174" style:family="paragraph" style:parent-style-name="Text_20_body" style:list-style-name="L147">
    </style:style>
    <style:style style:name="P175" style:family="paragraph" style:parent-style-name="Text_20_body" style:list-style-name="L148">
    </style:style>
    <style:style style:name="P176" style:family="paragraph" style:parent-style-name="Text_20_body" style:list-style-name="L149">
    </style:style>
    <style:style style:name="P177" style:family="paragraph" style:parent-style-name="Text_20_body" style:list-style-name="L150">
    </style:style>
    <style:style style:name="P178" style:family="paragraph" style:parent-style-name="Text_20_body" style:list-style-name="L151">
    </style:style>
    <style:style style:name="P179" style:family="paragraph" style:parent-style-name="Text_20_body" style:list-style-name="L152">
    </style:style>
    <style:style style:name="P180" style:family="paragraph" style:parent-style-name="Text_20_body" style:list-style-name="L153">
    </style:style>
    <style:style style:name="P181" style:family="paragraph" style:parent-style-name="Text_20_body" style:list-style-name="L154">
    </style:style>
    <style:style style:name="P182" style:family="paragraph" style:parent-style-name="Text_20_body" style:list-style-name="L155">
    </style:style>
    <style:style style:name="P183" style:family="paragraph" style:parent-style-name="Text_20_body" style:list-style-name="L156">
    </style:style>
    <style:style style:name="P184" style:family="paragraph" style:parent-style-name="Text_20_body" style:list-style-name="L157">
    </style:style>
    <style:style style:name="P185" style:family="paragraph" style:parent-style-name="Text_20_body" style:list-style-name="L158">
    </style:style>
    <style:style style:name="P186" style:family="paragraph" style:parent-style-name="Text_20_body" style:list-style-name="L159">
    </style:style>
    <style:style style:name="P187" style:family="paragraph" style:parent-style-name="Text_20_body" style:list-style-name="L160">
    </style:style>
    <style:style style:name="P188" style:family="paragraph" style:parent-style-name="Text_20_body" style:list-style-name="L161">
    </style:style>
    <style:style style:name="P189" style:family="paragraph" style:parent-style-name="Text_20_body" style:list-style-name="L162">
    </style:style>
    <style:style style:name="P190" style:family="paragraph" style:parent-style-name="Text_20_body" style:list-style-name="L163">
    </style:style>
    <style:style style:name="P191" style:family="paragraph" style:parent-style-name="Text_20_body" style:list-style-name="L164">
    </style:style>
    <style:style style:name="P192" style:family="paragraph" style:parent-style-name="Text_20_body" style:list-style-name="L165">
    </style:style>
    <style:style style:name="P193" style:family="paragraph" style:parent-style-name="Text_20_body" style:list-style-name="L166">
    </style:style>
    <style:style style:name="P194" style:family="paragraph" style:parent-style-name="Text_20_body" style:list-style-name="L167">
    </style:style>
    <style:style style:name="P195" style:family="paragraph" style:parent-style-name="Text_20_body" style:list-style-name="L168">
    </style:style>
    <style:style style:name="P196" style:family="paragraph" style:parent-style-name="Text_20_body" style:list-style-name="L169">
    </style:style>
    <style:style style:name="P197" style:family="paragraph" style:parent-style-name="Text_20_body" style:list-style-name="L170">
    </style:style>
    <style:style style:name="P198" style:family="paragraph" style:parent-style-name="Text_20_body" style:list-style-name="L171">
      <style:paragraph-properties fo:margin-top="0in" fo:margin-bottom="0in"/>
    </style:style>
    <style:style style:name="P199" style:family="paragraph" style:parent-style-name="Text_20_body" style:list-style-name="L172">
      <style:paragraph-properties fo:margin-top="0in" fo:margin-bottom="0in"/>
    </style:style>
    <style:style style:name="P200" style:family="paragraph" style:parent-style-name="Text_20_body" style:list-style-name="L173">
      <style:paragraph-properties fo:margin-top="0in" fo:margin-bottom="0in"/>
    </style:style>
    <style:style style:name="P201" style:family="paragraph" style:parent-style-name="Text_20_body" style:list-style-name="L174">
      <style:paragraph-properties fo:margin-top="0in" fo:margin-bottom="0in"/>
    </style:style>
    <style:style style:name="P202" style:family="paragraph" style:parent-style-name="Text_20_body" style:list-style-name="L175">
      <style:paragraph-properties fo:margin-top="0in" fo:margin-bottom="0in"/>
    </style:style>
    <style:style style:name="P203" style:family="paragraph" style:parent-style-name="Text_20_body" style:list-style-name="L176">
      <style:paragraph-properties fo:margin-top="0in" fo:margin-bottom="0in"/>
    </style:style>
    <style:style style:name="P204" style:family="paragraph" style:parent-style-name="Text_20_body" style:list-style-name="L177">
      <style:paragraph-properties fo:margin-top="0in" fo:margin-bottom="0in"/>
    </style:style>
    <style:style style:name="P205" style:family="paragraph" style:parent-style-name="Text_20_body" style:list-style-name="L178">
      <style:paragraph-properties fo:margin-top="0in" fo:margin-bottom="0in"/>
    </style:style>
    <style:style style:name="P206" style:family="paragraph" style:parent-style-name="Text_20_body" style:list-style-name="L179">
      <style:paragraph-properties fo:margin-top="0in" fo:margin-bottom="0in"/>
    </style:style>
    <style:style style:name="P207" style:family="paragraph" style:parent-style-name="Text_20_body" style:list-style-name="L180">
      <style:paragraph-properties fo:margin-top="0in" fo:margin-bottom="0in"/>
    </style:style>
    <style:style style:name="P208" style:family="paragraph" style:parent-style-name="Text_20_body" style:list-style-name="L181">
      <style:paragraph-properties fo:margin-top="0in" fo:margin-bottom="0in"/>
    </style:style>
    <style:style style:name="P209" style:family="paragraph" style:parent-style-name="Text_20_body" style:list-style-name="L182">
    </style:style>
    <style:style style:name="P210" style:family="paragraph" style:parent-style-name="Text_20_body" style:list-style-name="L183">
    </style:style>
    <style:style style:name="P211" style:family="paragraph" style:parent-style-name="Text_20_body" style:list-style-name="L184">
      <style:paragraph-properties fo:margin-top="0in" fo:margin-bottom="0in"/>
    </style:style>
    <style:style style:name="P212" style:family="paragraph" style:parent-style-name="Text_20_body" style:list-style-name="L185">
      <style:paragraph-properties fo:margin-top="0in" fo:margin-bottom="0in"/>
    </style:style>
    <style:style style:name="P213" style:family="paragraph" style:parent-style-name="Text_20_body" style:list-style-name="L186">
      <style:paragraph-properties fo:margin-top="0in" fo:margin-bottom="0in"/>
    </style:style>
    <style:style style:name="P214" style:family="paragraph" style:parent-style-name="Text_20_body" style:list-style-name="L187">
      <style:paragraph-properties fo:margin-top="0in" fo:margin-bottom="0in"/>
    </style:style>
    <style:style style:name="P215" style:family="paragraph" style:parent-style-name="Text_20_body" style:list-style-name="L188">
    </style:style>
    <style:style style:name="P216" style:family="paragraph" style:parent-style-name="Text_20_body" style:list-style-name="L189">
    </style:style>
    <style:style style:name="P217" style:family="paragraph" style:parent-style-name="Text_20_body" style:list-style-name="L190">
    </style:style>
    <style:style style:name="P218" style:family="paragraph" style:parent-style-name="Text_20_body" style:list-style-name="L191">
    </style:style>
    <style:style style:name="P219" style:family="paragraph" style:parent-style-name="Text_20_body" style:list-style-name="L192">
    </style:style>
    <style:style style:name="P220" style:family="paragraph" style:parent-style-name="Text_20_body" style:list-style-name="L193">
    </style:style>
    <style:style style:name="P221" style:family="paragraph" style:parent-style-name="Text_20_body" style:list-style-name="L194">
    </style:style>
    <style:style style:name="P222" style:family="paragraph" style:parent-style-name="Text_20_body" style:list-style-name="L195">
    </style:style>
    <style:style style:name="P223" style:family="paragraph" style:parent-style-name="Text_20_body" style:list-style-name="L196">
    </style:style>
    <style:style style:name="P224" style:family="paragraph" style:parent-style-name="Text_20_body" style:list-style-name="L197">
    </style:style>
    <style:style style:name="P225" style:family="paragraph" style:parent-style-name="Text_20_body" style:list-style-name="L198">
    </style:style>
    <style:style style:name="P226" style:family="paragraph" style:parent-style-name="Text_20_body" style:list-style-name="L199">
    </style:style>
    <style:style style:name="P227" style:family="paragraph" style:parent-style-name="Text_20_body" style:list-style-name="L200">
    </style:style>
    <style:style style:name="P228" style:family="paragraph" style:parent-style-name="Text_20_body" style:list-style-name="L201">
    </style:style>
    <style:style style:name="P229" style:family="paragraph" style:parent-style-name="Text_20_body" style:list-style-name="L202">
    </style:style>
    <style:style style:name="P230" style:family="paragraph" style:parent-style-name="Text_20_body" style:list-style-name="L203">
    </style:style>
    <style:style style:name="P231" style:family="paragraph" style:parent-style-name="Text_20_body" style:list-style-name="L204">
    </style:style>
    <style:style style:name="P232" style:family="paragraph" style:parent-style-name="Text_20_body" style:list-style-name="L205">
    </style:style>
    <style:style style:name="P233" style:family="paragraph" style:parent-style-name="Text_20_body" style:list-style-name="L206">
    </style:style>
    <style:style style:name="P234" style:family="paragraph" style:parent-style-name="Text_20_body" style:list-style-name="L207">
    </style:style>
    <style:style style:name="P235" style:family="paragraph" style:parent-style-name="Text_20_body" style:list-style-name="L208">
    </style:style>
    <style:style style:name="P236" style:family="paragraph" style:parent-style-name="Text_20_body" style:list-style-name="L209">
    </style:style>
    <style:style style:name="P237" style:family="paragraph" style:parent-style-name="Text_20_body" style:list-style-name="L210">
    </style:style>
    <style:style style:name="P238" style:family="paragraph" style:parent-style-name="Text_20_body" style:list-style-name="L211">
    </style:style>
    <style:style style:name="P239" style:family="paragraph" style:parent-style-name="Text_20_body" style:list-style-name="L212">
    </style:style>
    <style:style style:name="P240" style:family="paragraph" style:parent-style-name="Text_20_body" style:list-style-name="L213">
    </style:style>
    <style:style style:name="P241" style:family="paragraph" style:parent-style-name="Text_20_body" style:list-style-name="L214">
    </style:style>
    <style:style style:name="P242" style:family="paragraph" style:parent-style-name="Text_20_body" style:list-style-name="L215">
    </style:style>
    <style:style style:name="P243" style:family="paragraph" style:parent-style-name="Text_20_body" style:list-style-name="L216">
    </style:style>
    <style:style style:name="P244" style:family="paragraph" style:parent-style-name="Text_20_body" style:list-style-name="L217">
    </style:style>
    <style:style style:name="P245" style:family="paragraph" style:parent-style-name="Text_20_body" style:list-style-name="L218">
    </style:style>
    <style:style style:name="P246" style:family="paragraph" style:parent-style-name="Text_20_body" style:list-style-name="L219">
    </style:style>
    <style:style style:name="P247" style:family="paragraph" style:parent-style-name="Text_20_body" style:list-style-name="L220">
    </style:style>
    <style:style style:name="P248" style:family="paragraph" style:parent-style-name="Text_20_body" style:list-style-name="L221">
    </style:style>
    <style:style style:name="P249" style:family="paragraph" style:parent-style-name="Text_20_body" style:list-style-name="L222">
    </style:style>
    <style:style style:name="P250" style:family="paragraph" style:parent-style-name="Text_20_body" style:list-style-name="L223">
    </style:style>
    <style:style style:name="P251" style:family="paragraph" style:parent-style-name="Text_20_body" style:list-style-name="L224">
    </style:style>
    <style:style style:name="P252" style:family="paragraph" style:parent-style-name="Text_20_body" style:list-style-name="L225">
      <style:paragraph-properties fo:margin-top="0in" fo:margin-bottom="0in"/>
    </style:style>
    <style:style style:name="P253" style:family="paragraph" style:parent-style-name="Text_20_body" style:list-style-name="L226">
      <style:paragraph-properties fo:margin-top="0in" fo:margin-bottom="0in"/>
    </style:style>
    <style:style style:name="P254" style:family="paragraph" style:parent-style-name="Text_20_body" style:list-style-name="L227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19-11-05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In Colab</text:h>
      <text:p text:style-name="First_20_paragraph">From <text:a xlink:type="simple" xlink:href="https://pypi.org/project/jhTAlib/" office:name=""><text:span text:style-name="Definition">PyPI</text:span></text:a>:</text:p>
      <text:p text:style-name="P11">!pip install --upgrade jhtalib</text:p>
      <text:p text:style-name="P12">import jhtalib as jhta</text:p>
      <text:p text:style-name="First_20_paragraph">From <text:a xlink:type="simple" xlink:href="https://github.com/joosthoeks/jhTAlib" office:name=""><text:span text:style-name="Definition">source</text:span></text:a>:</text:p>
      <text:p text:style-name="P13">!git clone [-b branch-name] https://github.com/joosthoeks/jhTAlib.git</text:p>
      <text:p text:style-name="P14">%cd '/content/jhTAlib'</text:p>
      <text:p text:style-name="P15">import jhtalib as jhta</text:p>
      <text:p text:style-name="P16">%cd '/content'</text:p>
      <text:p text:style-name="P17">!rm -rf ./jhTAlib/</text:p>
      <text:p text:style-name="Horizontal_20_Line"/>
      <text:h text:style-name="Heading_20_2" text:outline-level="2">Examples</text:h>
      <text:p text:style-name="P18">$ cd example/</text:p>
      <text:h text:style-name="Heading_20_3" text:outline-level="3">Example 1</text:h>
      <text:p text:style-name="P19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20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21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22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23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24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25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26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7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8">$ cd test/</text:p>
      <text:p text:style-name="P29">$ python3 test.py</text:p>
      <text:p text:style-name="Horizontal_20_Line"/>
      <text:h text:style-name="Heading_20_2" text:outline-level="2">Reference</text:h>
      <text:p text:style-name="P30">import jhtalib as jhta</text:p>
      <text:p text:style-name="Horizontal_20_Line"/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31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32"><text:span text:style-name="Source_Text">dict of lists of floats = jhta.LMC(df, price='Low', price_high='High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33"><text:span text:style-name="Source_Text">dict of lists of floats = jhta.PP(df, high='High', low='Low', close='Close')</text:span></text:p>
        </text:list-item>
        <text:list-item>
          <text:p text:style-name="P33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34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36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8"><text:span text:style-name="Source_Text">jdn = jhta.JDN(utc_year, utc_month, utc_day)</text:span></text:p>
        </text:list-item>
        <text:list-item>
          <text:p text:style-name="P38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9"><text:span text:style-name="Source_Text">jd = jhta.JD(utc_year, utc_month, utc_day, utc_hour, utc_minute, utc_second)</text:span></text:p>
        </text:list-item>
        <text:list-item>
          <text:p text:style-name="P39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51"><text:span text:style-name="Source_Text">list of floats = jhta.CDLBODYS(df, open='Open', close='Close')</text:span></text:p>
        </text:list-item>
        <text:list-item>
          <text:p text:style-name="P51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52"><text:span text:style-name="Source_Text">list of floats = jhta.CDLWICKS(df, high='High', low='Low')</text:span></text:p>
        </text:list-item>
        <text:list-item>
          <text:p text:style-name="P52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53"><text:span text:style-name="Source_Text">list of floats = jhta.CDLUPPSHAS(df, open='Open', high='High', close='Close')</text:span></text:p>
        </text:list-item>
        <text:list-item>
          <text:p text:style-name="P53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54"><text:span text:style-name="Source_Text">list of floats = jhta.CDLLOWSHAS(df, open='Open', low='Low', close='Close')</text:span></text:p>
        </text:list-item>
        <text:list-item>
          <text:p text:style-name="P5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55"><text:span text:style-name="Source_Text">list of floats = jhta.CDLBODYP(df, open='Open', close='Close'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56"><text:span text:style-name="Source_Text">list of floats = jhta.CDLBODYM(df, n, open='Open', close='Close')</text:span></text:p>
        </text:list-item>
        <text:list-item>
          <text:p text:style-name="P56">book: Trading Systems and Methods</text:p>
        </text:list-item>
      </text:list>
      <text:p text:style-name="Horizontal_20_Line"/>
      <text:h text:style-name="Heading_20_4" text:outline-level="4">GAP | Gap | DONE</text:h>
      <text:list text:style-name="L30">
        <text:list-item>
          <text:p text:style-name="P57"><text:span text:style-name="Source_Text">list of floats = jhta.GAP(df, high='High', low='Low', close='Close')</text:span></text:p>
        </text:list-item>
      </text:list>
      <text:p text:style-name="Horizontal_20_Line"/>
      <text:h text:style-name="Heading_20_4" text:outline-level="4">QSTICK | Qstick | DONE</text:h>
      <text:list text:style-name="L31">
        <text:list-item>
          <text:p text:style-name="P58"><text:span text:style-name="Source_Text">list of floats = jhta.QSTICK(df, n, open='Open', close='Close')</text:span></text:p>
        </text:list-item>
        <text:list-item>
          <text:p text:style-name="P58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2">
        <text:list-item>
          <text:p text:style-name="P59"><text:span text:style-name="Source_Text">dict of lists of floats = jhta.SHADOWT(df, n, open='Open', high='High', low='Low', close='Close')</text:span></text:p>
        </text:list-item>
        <text:list-item>
          <text:p text:style-name="P59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3">
        <text:list-item>
          <text:p text:style-name="P60"><text:span text:style-name="Source_Text">list of floats = jhta.IMI(df, open='Open', close='Close')</text:span></text:p>
        </text:list-item>
        <text:list-item>
          <text:p text:style-name="P60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4" text:outline-level="4">INSBAR | Inside Bar | DONE</text:h>
      <text:list text:style-name="L34">
        <text:list-item>
          <text:p text:style-name="P61"><text:span text:style-name="Source_Text">list of booleans = jhta.INSBAR(df, high='High', low='Low')</text:span></text:p>
        </text:list-item>
      </text:list>
      <text:p text:style-name="Horizontal_20_Line"/>
      <text:h text:style-name="Heading_20_4" text:outline-level="4">OUTSBAR | Outside Bar | DONE</text:h>
      <text:list text:style-name="L35">
        <text:list-item>
          <text:p text:style-name="P62"><text:span text:style-name="Source_Text">list of booleans = jhta.OUTSBAR(df, high='High', low='Low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6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7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8">
        <text:list-item>
  </text:list-item>
      </text:list>
      <text:p text:style-name="Horizontal_20_Line"/>
      <text:h text:style-name="Heading_20_4" text:outline-level="4">HT_SINE | Hilbert Transform - SineWave |</text:h>
      <text:list text:style-name="L39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40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41">
        <text:list-item>
  </text:list-item>
      </text:list>
      <text:p text:style-name="Horizontal_20_Line"/>
      <text:h text:style-name="Heading_20_4" text:outline-level="4">TS | Trend Score | DONE</text:h>
      <text:list text:style-name="L42">
        <text:list-item>
          <text:p text:style-name="P69"><text:span text:style-name="Source_Text">list of floats = jhta.TS(df, n, price='Close')</text:span></text:p>
        </text:list-item>
        <text:list-item>
          <text:p text:style-name="P69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3">
        <text:list-item>
          <text:p text:style-name="P70"><text:span text:style-name="Source_Text">dict of tuples of floats = jhta.CSV2DF(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CSVURL2DF | CSV file url 2 DataFeed | DONE</text:h>
      <text:list text:style-name="L44">
        <text:list-item>
          <text:p text:style-name="P71"><text:span text:style-name="Source_Text">dict of tuples of floats = jhta.CSVURL2DF(csv_file_url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CSV | DataFeed 2 CSV file | DONE</text:h>
      <text:list text:style-name="L45">
        <text:list-item>
          <text:p text:style-name="P72"><text:span text:style-name="Source_Text">csv file = jhta.DF2CSV(df, 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6">
        <text:list-item>
          <text:p text:style-name="P73"><text:span text:style-name="Source_Text">dict of tuples of floats = jhta.DF2DFREV(df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WIN | DataFeed 2 DataFeed Window | DONE</text:h>
      <text:list text:style-name="L47">
        <text:list-item>
          <text:p text:style-name="P74"><text:span text:style-name="Source_Text">dict of tuples of floats = jhta.DF2DFWIN(df, start=0, end=10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HEAD | DataFeed HEAD | DONE</text:h>
      <text:list text:style-name="L48">
        <text:list-item>
          <text:p text:style-name="P75"><text:span text:style-name="Source_Text">dict of tuples of floats = jhta.DF_HEAD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TAIL | DataFeed TAIL | DONE</text:h>
      <text:list text:style-name="L49">
        <text:list-item>
          <text:p text:style-name="P76"><text:span text:style-name="Source_Text">dict of tuples of floats = jhta.DF_TAIL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50">
        <text:list-item>
          <text:p text:style-name="P77"><text:span text:style-name="Source_Text">dict of tuples of floats = jhta.DF2HEIKIN_ASHI(df, datetime='datetime', open='Open', high='High', low='Low', close='Close', volume='Volum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51">
        <text:list-item>
          <text:p text:style-name="P78"><text:span text:style-name="Source_Text">list of floats = jhta.ASI(df, L, open='Open', high='High', low='Low', close='Close')</text:span></text:p>
        </text:list-item>
        <text:list-item>
          <text:p text:style-name="P78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52">
        <text:list-item>
          <text:p text:style-name="P79"><text:span text:style-name="Source_Text">list of floats = jhta.SI(df, L, open='Open', high='High', low='Low', close='Close')</text:span></text:p>
        </text:list-item>
        <text:list-item>
          <text:p text:style-name="P79">book: New Concepts in Technical Trading Systems</text:p>
        </text:list-item>
      </text:list>
      <text:p text:style-name="Horizontal_20_Line"/>
      <text:h text:style-name="Heading_20_4" text:outline-level="4">SAVGP | Swing Average Price - previous Average Price | DONE</text:h>
      <text:list text:style-name="L53">
        <text:list-item>
          <text:p text:style-name="P80"><text:span text:style-name="Source_Text">list of floats = jhta.SAVGP(df, open='Open', high='High', low='Low', close='Close')</text:span></text:p>
        </text:list-item>
      </text:list>
      <text:p text:style-name="Horizontal_20_Line"/>
      <text:h text:style-name="Heading_20_4" text:outline-level="4">SAVGPS | Swing Average Price - previous Average Price Summation | DONE</text:h>
      <text:list text:style-name="L54">
        <text:list-item>
          <text:p text:style-name="P81"><text:span text:style-name="Source_Text">list of floats = jhta.SAVGPS(df, open='Open', high='High', low='Low', close='Close')</text:span></text:p>
        </text:list-item>
      </text:list>
      <text:p text:style-name="Horizontal_20_Line"/>
      <text:h text:style-name="Heading_20_4" text:outline-level="4">SCO | Swing Close - Open | DONE</text:h>
      <text:list text:style-name="L55">
        <text:list-item>
          <text:p text:style-name="P82"><text:span text:style-name="Source_Text">list of floats = jhta.SCO(df, open='Open', close='Close')</text:span></text:p>
        </text:list-item>
      </text:list>
      <text:p text:style-name="Horizontal_20_Line"/>
      <text:h text:style-name="Heading_20_4" text:outline-level="4">SCOS | Swing Close - Open Summation | DONE</text:h>
      <text:list text:style-name="L56">
        <text:list-item>
          <text:p text:style-name="P83"><text:span text:style-name="Source_Text">list of floats = jhta.SCOS(df, open='Open', close='Close')</text:span></text:p>
        </text:list-item>
      </text:list>
      <text:p text:style-name="Horizontal_20_Line"/>
      <text:h text:style-name="Heading_20_4" text:outline-level="4">SMEDP | Swing Median Price - previous Median Price | DONE</text:h>
      <text:list text:style-name="L57">
        <text:list-item>
          <text:p text:style-name="P84"><text:span text:style-name="Source_Text">list of floats = jhta.SMEDP(df, high='High', low='Low')</text:span></text:p>
        </text:list-item>
      </text:list>
      <text:p text:style-name="Horizontal_20_Line"/>
      <text:h text:style-name="Heading_20_4" text:outline-level="4">SMEDPS | Swing Median Price - previous Median Price Summation | DONE</text:h>
      <text:list text:style-name="L58">
        <text:list-item>
          <text:p text:style-name="P85"><text:span text:style-name="Source_Text">list of floats = jhta.SMEDPS(df, high='High', low='Low')</text:span></text:p>
        </text:list-item>
      </text:list>
      <text:p text:style-name="Horizontal_20_Line"/>
      <text:h text:style-name="Heading_20_4" text:outline-level="4">SPP | Swing Price - previous Price | DONE</text:h>
      <text:list text:style-name="L59">
        <text:list-item>
          <text:p text:style-name="P86"><text:span text:style-name="Source_Text">list of floats = jhta.SPP(df, price='Close')</text:span></text:p>
        </text:list-item>
      </text:list>
      <text:p text:style-name="Horizontal_20_Line"/>
      <text:h text:style-name="Heading_20_4" text:outline-level="4">SPPS | Swing Price - previous Price Summation | DONE</text:h>
      <text:list text:style-name="L60">
        <text:list-item>
          <text:p text:style-name="P87"><text:span text:style-name="Source_Text">list of floats = jhta.SPPS(df, price='Close')</text:span></text:p>
        </text:list-item>
      </text:list>
      <text:p text:style-name="Horizontal_20_Line"/>
      <text:h text:style-name="Heading_20_4" text:outline-level="4">STYPP | Swing Typical Price - previous Typical Price | DONE</text:h>
      <text:list text:style-name="L61">
        <text:list-item>
          <text:p text:style-name="P88"><text:span text:style-name="Source_Text">list of floats = jhta.STYPP(df, high='High', low='Low', close='Close')</text:span></text:p>
        </text:list-item>
      </text:list>
      <text:p text:style-name="Horizontal_20_Line"/>
      <text:h text:style-name="Heading_20_4" text:outline-level="4">STYPPS | Swing Typical Price - previous Typical Price Summation | DONE</text:h>
      <text:list text:style-name="L62">
        <text:list-item>
          <text:p text:style-name="P89"><text:span text:style-name="Source_Text">list of floats = jhta.STYPPS(df, high='High', low='Low', close='Close')</text:span></text:p>
        </text:list-item>
      </text:list>
      <text:p text:style-name="Horizontal_20_Line"/>
      <text:h text:style-name="Heading_20_4" text:outline-level="4">SWCLP | Swing Weighted Close Price - previous Weighted Close Price | DONE</text:h>
      <text:list text:style-name="L63">
        <text:list-item>
          <text:p text:style-name="P90"><text:span text:style-name="Source_Text">list of floats = jhta.SWCLP(df, high='High', low='Low', close='Close')</text:span></text:p>
        </text:list-item>
      </text:list>
      <text:p text:style-name="Horizontal_20_Line"/>
      <text:h text:style-name="Heading_20_4" text:outline-level="4">SWCLPS | Swing Weighted Close Price - previous Weighted Close Price Summation | DONE</text:h>
      <text:list text:style-name="L64">
        <text:list-item>
          <text:p text:style-name="P91"><text:span text:style-name="Source_Text">list of floats = jhta.SWCLPS(df, high='High', low='Low', clos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5">
        <text:list-item>
          <text:p text:style-name="P92"><text:span text:style-name="Source_Text">list of floats = jhta.NORMALIZE(df, price_max='High', price_min='Low', price='Close')</text:span></text:p>
        </text:list-item>
        <text:list-item>
          <text:p text:style-name="P92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6">
        <text:list-item>
          <text:p text:style-name="P93"><text:span text:style-name="Source_Text">list of floats = jhta.STANDARDIZE(df, price='Close')</text:span></text:p>
        </text:list-item>
        <text:list-item>
          <text:p text:style-name="P9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ATIO | Ratio | DONE</text:h>
      <text:list text:style-name="L67">
        <text:list-item>
          <text:p text:style-name="P94"><text:span text:style-name="Source_Text">list of floats = jhta.RATIO(df1, df2, price1='Close', price2='Close')</text:span></text:p>
        </text:list-item>
        <text:list-item>
          <text:p text:style-name="P94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68">
        <text:list-item>
          <text:p text:style-name="P95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9">
        <text:list-item>
          <text:p text:style-name="P96"><text:span text:style-name="Source_Text">list of floats = jhta.CP(df1, df2, price1='Close', price2='Close')</text:span></text:p>
        </text:list-item>
        <text:list-item>
          <text:p text:style-name="P96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70">
        <text:list-item>
          <text:p text:style-name="P97"><text:span text:style-name="Source_Text">list of floats = jhta.CRSI(df1, df2, n, price1='Close', price2='Close')</text:span></text:p>
        </text:list-item>
        <text:list-item>
          <text:p text:style-name="P97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71">
        <text:list-item>
          <text:p text:style-name="P98"><text:span text:style-name="Source_Text">list of floats = jhta.CS(df1, df2, price1='Close', price2='Close')</text:span></text:p>
        </text:list-item>
        <text:list-item>
          <text:p text:style-name="P98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2">
        <text:list-item>
          <text:p text:style-name="P99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3">
        <text:list-item>
          <text:p text:style-name="P100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4">
        <text:list-item>
          <text:p text:style-name="P101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5">
        <text:list-item>
          <text:p text:style-name="P102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6">
        <text:list-item>
          <text:p text:style-name="P103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7">
        <text:list-item>
          <text:p text:style-name="P104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8">
        <text:list-item>
          <text:p text:style-name="P105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9">
        <text:list-item>
          <text:p text:style-name="P106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0">
        <text:list-item>
          <text:p text:style-name="P107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1">
        <text:list-item>
          <text:p text:style-name="P108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2">
        <text:list-item>
          <text:p text:style-name="P109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3">
        <text:list-item>
          <text:p text:style-name="P110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4">
        <text:list-item>
          <text:p text:style-name="P111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5">
        <text:list-item>
          <text:p text:style-name="P112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6">
        <text:list-item>
          <text:p text:style-name="P113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7">
        <text:list-item>
          <text:p text:style-name="P114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8">
        <text:list-item>
          <text:p text:style-name="P115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9">
        <text:list-item>
          <text:p text:style-name="P116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0">
        <text:list-item>
          <text:p text:style-name="P117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1">
        <text:list-item>
          <text:p text:style-name="P118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2">
        <text:list-item>
          <text:p text:style-name="P119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3">
        <text:list-item>
          <text:p text:style-name="P120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4">
        <text:list-item>
          <text:p text:style-name="P121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5">
        <text:list-item>
          <text:p text:style-name="P122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6">
        <text:list-item>
          <text:p text:style-name="P123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7">
        <text:list-item>
          <text:p text:style-name="P124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8">
        <text:list-item>
          <text:p text:style-name="P125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9">
        <text:list-item>
          <text:p text:style-name="P126"><text:span text:style-name="Source_Text">list of floats = jhta.ADD(df, high='High', low='Low')</text:span></text:p>
        </text:list-item>
      </text:list>
      <text:p text:style-name="Horizontal_20_Line"/>
      <text:h text:style-name="Heading_20_4" text:outline-level="4">DIV | Division High / Low | DONE</text:h>
      <text:list text:style-name="L100">
        <text:list-item>
          <text:p text:style-name="P127"><text:span text:style-name="Source_Text">list of floats = jhta.DIV(df, high='High', low='Low'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1">
        <text:list-item>
          <text:p text:style-name="P128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2">
        <text:list-item>
          <text:p text:style-name="P129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3">
        <text:list-item>
          <text:p text:style-name="P130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4">
        <text:list-item>
          <text:p text:style-name="P131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5">
        <text:list-item>
          <text:p text:style-name="P132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6">
        <text:list-item>
          <text:p text:style-name="P133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7">
        <text:list-item>
          <text:p text:style-name="P134"><text:span text:style-name="Source_Text">list of floats = jhta.MULT(df, high='High', low='Low')</text:span></text:p>
        </text:list-item>
      </text:list>
      <text:p text:style-name="Horizontal_20_Line"/>
      <text:h text:style-name="Heading_20_4" text:outline-level="4">SUB | Subtraction High - Low | DONE</text:h>
      <text:list text:style-name="L108">
        <text:list-item>
          <text:p text:style-name="P135"><text:span text:style-name="Source_Text">list of floats = jhta.SUB(df, high='High', low='Low')</text:span></text:p>
        </text:list-item>
      </text:list>
      <text:p text:style-name="Horizontal_20_Line"/>
      <text:h text:style-name="Heading_20_4" text:outline-level="4">SUM | Summation | DONE</text:h>
      <text:list text:style-name="L109">
        <text:list-item>
          <text:p text:style-name="P136"><text:span text:style-name="Source_Text">list of floats = jhta.SUM(df, n, price='Close')</text:span></text:p>
        </text:list-item>
      </text:list>
      <text:p text:style-name="Horizontal_20_Line"/>
      <text:h text:style-name="Heading_20_4" text:outline-level="4">SLOPE | Slope | DONE</text:h>
      <text:list text:style-name="L110">
        <text:list-item>
          <text:p text:style-name="P137"><text:span text:style-name="Source_Text">float = jhta.SLOPE(x1, y1, x2, y2)</text:span></text:p>
        </text:list-item>
        <text:list-item>
          <text:p text:style-name="P137">book: An Introduction to Algorithmic Trading</text:p>
        </text:list-item>
      </text:list>
      <text:p text:style-name="Horizontal_20_Line"/>
      <text:h text:style-name="Heading_20_4" text:outline-level="4">SLOPES | Slopes | DONE</text:h>
      <text:list text:style-name="L111">
        <text:list-item>
          <text:p text:style-name="P138"><text:span text:style-name="Source_Text">list of floats = jhta.SLOPES(df, n, price='Close')</text:span></text:p>
        </text:list-item>
        <text:list-item>
          <text:p text:style-name="P138">book: An Introduction to Algorithmic Trading</text:p>
        </text:list-item>
      </text:list>
      <text:p text:style-name="Horizontal_20_Line"/>
      <text:h text:style-name="Heading_20_4" text:outline-level="4">ED | Euclidean Distance | DONE</text:h>
      <text:list text:style-name="L112">
        <text:list-item>
          <text:p text:style-name="P139"><text:span text:style-name="Source_Text">float = jhta.ED(x1, y1, x2, y2)</text:span></text:p>
        </text:list-item>
        <text:list-item>
          <text:p text:style-name="P139">book: An Introduction to Algorithmic Trading</text:p>
        </text:list-item>
      </text:list>
      <text:p text:style-name="Horizontal_20_Line"/>
      <text:h text:style-name="Heading_20_4" text:outline-level="4">EDS | Euclidean Distances | DONE</text:h>
      <text:list text:style-name="L113">
        <text:list-item>
          <text:p text:style-name="P140"><text:span text:style-name="Source_Text">list of floats = jhta.EDS(df, n, price='Close')</text:span></text:p>
        </text:list-item>
        <text:list-item>
          <text:p text:style-name="P140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14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15">
        <text:list-item>
  </text:list-item>
      </text:list>
      <text:p text:style-name="Horizontal_20_Line"/>
      <text:h text:style-name="Heading_20_4" text:outline-level="4">APO | Absolute Price Oscillator | DONE</text:h>
      <text:list text:style-name="L116">
        <text:list-item>
          <text:p text:style-name="P143"><text:span text:style-name="Source_Text">list of floats = jhta.APO(df, n_fast, n_slow, price='Close')</text:span></text:p>
        </text:list-item>
        <text:list-item>
          <text:p text:style-name="P143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7">
        <text:list-item>
  </text:list-item>
      </text:list>
      <text:p text:style-name="Horizontal_20_Line"/>
      <text:h text:style-name="Heading_20_4" text:outline-level="4">AROONOSC | Aroon Oscillator |</text:h>
      <text:list text:style-name="L118">
        <text:list-item>
  </text:list-item>
      </text:list>
      <text:p text:style-name="Horizontal_20_Line"/>
      <text:h text:style-name="Heading_20_4" text:outline-level="4">BOP | Balance Of Power |</text:h>
      <text:list text:style-name="L119">
        <text:list-item>
  </text:list-item>
      </text:list>
      <text:p text:style-name="Horizontal_20_Line"/>
      <text:h text:style-name="Heading_20_4" text:outline-level="4">CCI | Commodity Channel Index |</text:h>
      <text:list text:style-name="L120">
        <text:list-item>
  </text:list-item>
      </text:list>
      <text:p text:style-name="Horizontal_20_Line"/>
      <text:h text:style-name="Heading_20_4" text:outline-level="4">CMO | Chande Momentum Oscillator |</text:h>
      <text:list text:style-name="L121">
        <text:list-item>
  </text:list-item>
      </text:list>
      <text:p text:style-name="Horizontal_20_Line"/>
      <text:h text:style-name="Heading_20_4" text:outline-level="4">DX | Directional Movement Index |</text:h>
      <text:list text:style-name="L122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23">
        <text:list-item>
  </text:list-item>
      </text:list>
      <text:p text:style-name="Horizontal_20_Line"/>
      <text:h text:style-name="Heading_20_4" text:outline-level="4">MACDEXT | MACD with controllable MA type |</text:h>
      <text:list text:style-name="L124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25">
        <text:list-item>
  </text:list-item>
      </text:list>
      <text:p text:style-name="Horizontal_20_Line"/>
      <text:h text:style-name="Heading_20_4" text:outline-level="4">MFI | Money Flow Index | DONE</text:h>
      <text:list text:style-name="L126">
        <text:list-item>
          <text:p text:style-name="P153"><text:span text:style-name="Source_Text">list of floats = jhta.MFI(df, n, high='High', low='Low', close='Close', volume='Volume')</text:span></text:p>
        </text:list-item>
        <text:list-item>
          <text:p text:style-name="P153"><text:a xlink:type="simple" xlink:href="https://www.fmlabs.com/reference/default.htm?url=MoneyFlowIndex.htm" office:name=""><text:span text:style-name="Definition">https://www.fmlabs.com/reference/default.htm?url=MoneyFlowIndex.htm</text:span></text:a></text:p>
        </text:list-item>
      </text:list>
      <text:p text:style-name="Horizontal_20_Line"/>
      <text:h text:style-name="Heading_20_4" text:outline-level="4">MINUS_DI | Minus Directional Indicator |</text:h>
      <text:list text:style-name="L127">
        <text:list-item>
  </text:list-item>
      </text:list>
      <text:p text:style-name="Horizontal_20_Line"/>
      <text:h text:style-name="Heading_20_4" text:outline-level="4">MINUS_DM | Minus Directional Movement |</text:h>
      <text:list text:style-name="L128">
        <text:list-item>
  </text:list-item>
      </text:list>
      <text:p text:style-name="Horizontal_20_Line"/>
      <text:h text:style-name="Heading_20_4" text:outline-level="4">MOM | Momentum | DONE</text:h>
      <text:list text:style-name="L129">
        <text:list-item>
          <text:p text:style-name="P156"><text:span text:style-name="Source_Text">list of floats = jhta.MOM(df, n, price='Close')</text:span></text:p>
        </text:list-item>
        <text:list-item>
          <text:p text:style-name="P156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30">
        <text:list-item>
  </text:list-item>
      </text:list>
      <text:p text:style-name="Horizontal_20_Line"/>
      <text:h text:style-name="Heading_20_4" text:outline-level="4">PLUS_DM | Plus Directional Movement |</text:h>
      <text:list text:style-name="L131">
        <text:list-item>
  </text:list-item>
      </text:list>
      <text:p text:style-name="Horizontal_20_Line"/>
      <text:h text:style-name="Heading_20_4" text:outline-level="4">PPO | Percentage Price Oscillator |</text:h>
      <text:list text:style-name="L132">
        <text:list-item>
  </text:list-item>
      </text:list>
      <text:p text:style-name="Horizontal_20_Line"/>
      <text:h text:style-name="Heading_20_4" text:outline-level="4">RMI | Relative Momentum Index | DONE</text:h>
      <text:list text:style-name="L133">
        <text:list-item>
          <text:p text:style-name="P160"><text:span text:style-name="Source_Text">list of floats = jhta.RMI(df, n, price='Close')</text:span></text:p>
        </text:list-item>
        <text:list-item>
          <text:p text:style-name="P160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34">
        <text:list-item>
          <text:p text:style-name="P161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35">
        <text:list-item>
          <text:p text:style-name="P162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6">
        <text:list-item>
          <text:p text:style-name="P163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7">
        <text:list-item>
          <text:p text:style-name="P164"><text:span text:style-name="Source_Text">list of floats = jhta.ROCR100(df, n, price='Close')</text:span></text:p>
        </text:list-item>
        <text:list-item>
          <text:p text:style-name="P164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8">
        <text:list-item>
          <text:p text:style-name="P165"><text:span text:style-name="Source_Text">list of floats = jhta.RSI(df, n, price='Close')</text:span></text:p>
        </text:list-item>
        <text:list-item>
          <text:p text:style-name="P165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9">
        <text:list-item>
          <text:p text:style-name="P166"><text:span text:style-name="Source_Text">list of floats = jhta.STOCH(df, n, price='Close')</text:span></text:p>
        </text:list-item>
        <text:list-item>
          <text:p text:style-name="P166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40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41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42">
        <text:list-item>
  </text:list-item>
      </text:list>
      <text:p text:style-name="Horizontal_20_Line"/>
      <text:h text:style-name="Heading_20_4" text:outline-level="4">ULTOSC | Ultimate Oscillator |</text:h>
      <text:list text:style-name="L143">
        <text:list-item>
  </text:list-item>
      </text:list>
      <text:p text:style-name="Horizontal_20_Line"/>
      <text:h text:style-name="Heading_20_4" text:outline-level="4">WILLR | Williams' %R | DONE</text:h>
      <text:list text:style-name="L144">
        <text:list-item>
          <text:p text:style-name="P171"><text:span text:style-name="Source_Text">list of floats = jhta.WILLR(df, n, high='High', low='Low', close='Close')</text:span></text:p>
        </text:list-item>
        <text:list-item>
          <text:p text:style-name="P171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45">
        <text:list-item>
          <text:p text:style-name="P172"><text:span text:style-name="Source_Text">dict of lists of floats = jhta.BBANDS(df, n, f=2, high='High', low='Low', close='Close')</text:span></text:p>
        </text:list-item>
        <text:list-item>
          <text:p text:style-name="P172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6">
        <text:list-item>
          <text:p text:style-name="P173"><text:span text:style-name="Source_Text">list of floats = jhta.BBANDW(df, n, f=2, high='High', low='Low', close='Close')</text:span></text:p>
        </text:list-item>
        <text:list-item>
          <text:p text:style-name="P173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7">
        <text:list-item>
  </text:list-item>
      </text:list>
      <text:p text:style-name="Horizontal_20_Line"/>
      <text:h text:style-name="Heading_20_4" text:outline-level="4">EMA | Exponential Moving Average | DONE</text:h>
      <text:list text:style-name="L148">
        <text:list-item>
          <text:p text:style-name="P175"><text:span text:style-name="Source_Text">list of floats = jhta.EMA(df, n, price='Close')</text:span></text:p>
        </text:list-item>
        <text:list-item>
          <text:p text:style-name="P175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49">
        <text:list-item>
          <text:p text:style-name="P176"><text:span text:style-name="Source_Text">dict of lists of floats = jhta.ENVP(df, pct=.01, price='Close')</text:span></text:p>
        </text:list-item>
        <text:list-item>
          <text:p text:style-name="P176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50">
        <text:list-item>
  </text:list-item>
      </text:list>
      <text:p text:style-name="Horizontal_20_Line"/>
      <text:h text:style-name="Heading_20_4" text:outline-level="4">MA | Moving Average |</text:h>
      <text:list text:style-name="L151">
        <text:list-item>
  </text:list-item>
      </text:list>
      <text:p text:style-name="Horizontal_20_Line"/>
      <text:h text:style-name="Heading_20_4" text:outline-level="4">MAMA | MESA Adaptive Moving Average |</text:h>
      <text:list text:style-name="L152">
        <text:list-item>
  </text:list-item>
      </text:list>
      <text:p text:style-name="Horizontal_20_Line"/>
      <text:h text:style-name="Heading_20_4" text:outline-level="4">MAVP | Moving Average with Variable Period |</text:h>
      <text:list text:style-name="L153">
        <text:list-item>
  </text:list-item>
      </text:list>
      <text:p text:style-name="Horizontal_20_Line"/>
      <text:h text:style-name="Heading_20_4" text:outline-level="4">MIDPOINT | MidPoint over period | DONE</text:h>
      <text:list text:style-name="L154">
        <text:list-item>
          <text:p text:style-name="P181"><text:span text:style-name="Source_Text">list of floats = jhta.MIDPOINT(df, n, price='Close')</text:span></text:p>
        </text:list-item>
        <text:list-item>
          <text:p text:style-name="P181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55">
        <text:list-item>
          <text:p text:style-name="P182"><text:span text:style-name="Source_Text">list of floats = jhta.MIDPRICE(df, n, high='High', low='Low')</text:span></text:p>
        </text:list-item>
        <text:list-item>
          <text:p text:style-name="P182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6">
        <text:list-item>
          <text:p text:style-name="P183"><text:span text:style-name="Source_Text">list of floats = jhta.MMR(df, n=200, price='Close')</text:span></text:p>
        </text:list-item>
        <text:list-item>
          <text:p text:style-name="P183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7">
        <text:list-item>
          <text:p text:style-name="P184"><text:span text:style-name="Source_Text">list of floats = jhta.SAR(df, af_step=.02, af_max=.2, high='High', low='Low')</text:span></text:p>
        </text:list-item>
        <text:list-item>
          <text:p text:style-name="P184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8">
        <text:list-item>
  </text:list-item>
      </text:list>
      <text:p text:style-name="Horizontal_20_Line"/>
      <text:h text:style-name="Heading_20_4" text:outline-level="4">SMA | Simple Moving Average | DONE</text:h>
      <text:list text:style-name="L159">
        <text:list-item>
          <text:p text:style-name="P186"><text:span text:style-name="Source_Text">list of floats = jhta.SMA(df, n, price='Close')</text:span></text:p>
        </text:list-item>
        <text:list-item>
          <text:p text:style-name="P186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60">
        <text:list-item>
  </text:list-item>
      </text:list>
      <text:p text:style-name="Horizontal_20_Line"/>
      <text:h text:style-name="Heading_20_4" text:outline-level="4">TEMA | Triple Exponential Moving Average |</text:h>
      <text:list text:style-name="L161">
        <text:list-item>
  </text:list-item>
      </text:list>
      <text:p text:style-name="Horizontal_20_Line"/>
      <text:h text:style-name="Heading_20_4" text:outline-level="4">TRIMA | Triangular Moving Average | DONE</text:h>
      <text:list text:style-name="L162">
        <text:list-item>
          <text:p text:style-name="P189"><text:span text:style-name="Source_Text">list of floats = jhta.TRIMA(df, n, price='Close')</text:span></text:p>
        </text:list-item>
        <text:list-item>
          <text:p text:style-name="P189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VAMA | Volume Adjusted Moving Average | DONE</text:h>
      <text:list text:style-name="L163">
        <text:list-item>
          <text:p text:style-name="P190"><text:span text:style-name="Source_Text">list of floats = jhta.VAMA(df, n, price='Close', volume='Volume')</text:span></text:p>
        </text:list-item>
        <text:list-item>
          <text:p text:style-name="P190"><text:a xlink:type="simple" xlink:href="https://www.fmlabs.com/reference/default.htm?url=VolAdjustedMA.htm" office:name=""><text:span text:style-name="Definition">https://www.fmlabs.com/reference/default.htm?url=VolAdjustedMA.htm</text:span></text:a></text:p>
        </text:list-item>
      </text:list>
      <text:p text:style-name="Horizontal_20_Line"/>
      <text:h text:style-name="Heading_20_4" text:outline-level="4">WMA | Weighted Moving Average</text:h>
      <text:list text:style-name="L164">
        <text:list-item>
  </text:list-item>
      </text:list>
      <text:p text:style-name="Horizontal_20_Line"/>
      <text:h text:style-name="Heading_20_4" text:outline-level="4">WWMA | Welles Wilder Moving Average | DONE</text:h>
      <text:list text:style-name="L165">
        <text:list-item>
          <text:p text:style-name="P192"><text:span text:style-name="Source_Text">list of floats = jhta.WWMA(df, n, price='Close')</text:span></text:p>
        </text:list-item>
        <text:list-item>
          <text:p text:style-name="P192"><text:a xlink:type="simple" xlink:href="https://www.fmlabs.com/reference/default.htm?url=WellesMA.htm" office:name=""><text:span text:style-name="Definition">https://www.fmlabs.com/reference/default.htm?url=WellesMA.htm</text:span></text:a></text:p>
        </text:list-item>
      </text:list>
      <text:p text:style-name="Horizontal_20_Line"/>
      <text:h text:style-name="Heading_20_4" text:outline-level="4">WWS | Welles Wilder Summation | DONE</text:h>
      <text:list text:style-name="L166">
        <text:list-item>
          <text:p text:style-name="P193"><text:span text:style-name="Source_Text">list of floats = jhta.WWS(df, n, price='Close')</text:span></text:p>
        </text:list-item>
        <text:list-item>
          <text:p text:style-name="P193"><text:a xlink:type="simple" xlink:href="https://www.fmlabs.com/reference/default.htm?url=WellesSum.htm" office:name=""><text:span text:style-name="Definition">https://www.fmlabs.com/reference/default.htm?url=WellesSum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p text:style-name="Horizontal_20_Line"/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67">
        <text:list-item>
          <text:p text:style-name="P194"><text:span text:style-name="Source_Text">list of floats = jhta.AVGPRICE(df, open='Open', high='High', low='Low', close='Close')</text:span></text:p>
        </text:list-item>
        <text:list-item>
          <text:p text:style-name="P194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68">
        <text:list-item>
          <text:p text:style-name="P195"><text:span text:style-name="Source_Text">list of floats = jhta.MEDPRICE(df, high='High', low='Low')</text:span></text:p>
        </text:list-item>
        <text:list-item>
          <text:p text:style-name="P195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69">
        <text:list-item>
          <text:p text:style-name="P196"><text:span text:style-name="Source_Text">list of floats = jhta.TYPPRICE(df, high='High', low='Low', close='Close')</text:span></text:p>
        </text:list-item>
        <text:list-item>
          <text:p text:style-name="P196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70">
        <text:list-item>
          <text:p text:style-name="P197"><text:span text:style-name="Source_Text">list of floats = jhta.WCLPRICE(df, high='High', low='Low', close='Close')</text:span></text:p>
        </text:list-item>
        <text:list-item>
          <text:p text:style-name="P197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71">
        <text:list-item>
          <text:p text:style-name="P198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72">
        <text:list-item>
          <text:p text:style-name="P199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73">
        <text:list-item>
          <text:p text:style-name="P200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74">
        <text:list-item>
          <text:p text:style-name="P201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75">
        <text:list-item>
          <text:p text:style-name="P202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76">
        <text:list-item>
          <text:p text:style-name="P203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77">
        <text:list-item>
          <text:p text:style-name="P204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78">
        <text:list-item>
          <text:p text:style-name="P205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79">
        <text:list-item>
          <text:p text:style-name="P206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80">
        <text:list-item>
          <text:p text:style-name="P207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81">
        <text:list-item>
          <text:p text:style-name="P208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82">
        <text:list-item>
          <text:p text:style-name="P209"><text:span text:style-name="Source_Text">float = jhta.COV(x_list, y_list)</text:span></text:p>
        </text:list-item>
        <text:list-item>
          <text:p text:style-name="P209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83">
        <text:list-item>
          <text:p text:style-name="P210"><text:span text:style-name="Source_Text">list of floats = jhta.COVARIANCE(df1, df2, n, price1='Close', price2='Close')</text:span></text:p>
        </text:list-item>
        <text:list-item>
          <text:p text:style-name="P210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84">
        <text:list-item>
          <text:p text:style-name="P211"><text:span text:style-name="Source_Text">float = jhta.COR(x_list, y_list)</text:span></text:p>
        </text:list-item>
      </text:list>
      <text:p text:style-name="Horizontal_20_Line"/>
      <text:h text:style-name="Heading_20_4" text:outline-level="4">CORRELATION | Correlation | DONE</text:h>
      <text:list text:style-name="L185">
        <text:list-item>
          <text:p text:style-name="P212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86">
        <text:list-item>
          <text:p text:style-name="P213"><text:span text:style-name="Source_Text">float = jhta.PCOR(x_list, y_list)</text:span></text:p>
        </text:list-item>
      </text:list>
      <text:p text:style-name="Horizontal_20_Line"/>
      <text:h text:style-name="Heading_20_4" text:outline-level="4">PCORRELATION | Population Correlation | DONE</text:h>
      <text:list text:style-name="L187">
        <text:list-item>
          <text:p text:style-name="P214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R2 | R-Squared | DONE</text:h>
      <text:list text:style-name="L188">
        <text:list-item>
          <text:p text:style-name="P215"><text:span text:style-name="Source_Text">float = jhta.R2(x_list, y_list)</text:span></text:p>
        </text:list-item>
        <text:list-item>
          <text:p text:style-name="P215"><text:a xlink:type="simple" xlink:href="https://www.wallstreetmojo.com/r-squared-formula/" office:name=""><text:span text:style-name="Definition">https://www.wallstreetmojo.com/r-squared-formula/</text:span></text:a></text:p>
        </text:list-item>
      </text:list>
      <text:p text:style-name="Horizontal_20_Line"/>
      <text:h text:style-name="Heading_20_4" text:outline-level="4">RSQUARED | R-Squared | DONE</text:h>
      <text:list text:style-name="L189">
        <text:list-item>
          <text:p text:style-name="P216"><text:span text:style-name="Source_Text">list of floats = jhta.RSQUARED(df1, df2, n, price1='Close', price2='Close')</text:span></text:p>
        </text:list-item>
        <text:list-item>
          <text:p text:style-name="P216"><text:a xlink:type="simple" xlink:href="https://www.wallstreetmojo.com/r-squared-formula/" office:name=""><text:span text:style-name="Definition">https://www.wallstreetmojo.com/r-squared-formula/</text:span></text:a></text:p>
        </text:list-item>
      </text:list>
      <text:p text:style-name="Horizontal_20_Line"/>
      <text:h text:style-name="Heading_20_4" text:outline-level="4">REGRESSION | Regression | DONE</text:h>
      <text:list text:style-name="L190">
        <text:list-item>
          <text:p text:style-name="P217"><text:span text:style-name="Source_Text">dict of lists of floats = jhta.REGRESSION(x_list, y_list)</text:span></text:p>
        </text:list-item>
        <text:list-item>
          <text:p text:style-name="P217"><text:a xlink:type="simple" xlink:href="https://www.wallstreetmojo.com/regression-formula/" office:name=""><text:span text:style-name="Definition">https://www.wallstreetmojo.com/regression-formula/</text:span></text:a></text:p>
        </text:list-item>
      </text:list>
      <text:p text:style-name="Horizontal_20_Line"/>
      <text:h text:style-name="Heading_20_4" text:outline-level="4">SSE | Sum of the Squared Errors | DONE</text:h>
      <text:list text:style-name="L191">
        <text:list-item>
          <text:p text:style-name="P218"><text:span text:style-name="Source_Text">float = jhta.SSE(x_list, y_list)</text:span></text:p>
        </text:list-item>
        <text:list-item>
          <text:p text:style-name="P218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SEE | Standard Error of Estimate | DONE</text:h>
      <text:list text:style-name="L192">
        <text:list-item>
          <text:p text:style-name="P219"><text:span text:style-name="Source_Text">float = jhta.SEE(x_list, y_list)</text:span></text:p>
        </text:list-item>
        <text:list-item>
          <text:p text:style-name="P219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PSEE | Population Standard Error of Estimate | DONE</text:h>
      <text:list text:style-name="L193">
        <text:list-item>
          <text:p text:style-name="P220"><text:span text:style-name="Source_Text">float = jhta.PSEE(x_list, y_list)</text:span></text:p>
        </text:list-item>
        <text:list-item>
          <text:p text:style-name="P220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LSMA | Least Squares Moving Average | DONE</text:h>
      <text:list text:style-name="L194">
        <text:list-item>
          <text:p text:style-name="P221"><text:span text:style-name="Source_Text">list of floats = jhta.LSMA(df, n, price='Close')</text:span></text:p>
        </text:list-item>
        <text:list-item>
          <text:p text:style-name="P221"><text:a xlink:type="simple" xlink:href="https://www.fmlabs.com/reference/default.htm?url=LstSqrMA.htm" office:name=""><text:span text:style-name="Definition">https://www.fmlabs.com/reference/default.htm?url=LstSqrMA.htm</text:span></text:a></text:p>
        </text:list-item>
      </text:list>
      <text:p text:style-name="Horizontal_20_Line"/>
      <text:h text:style-name="Heading_20_4" text:outline-level="4">BETA | Beta | DONE</text:h>
      <text:list text:style-name="L195">
        <text:list-item>
          <text:p text:style-name="P222"><text:span text:style-name="Source_Text">float = jhta.BETA(x_list, y_list)</text:span></text:p>
        </text:list-item>
        <text:list-item>
          <text:p text:style-name="P222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96">
        <text:list-item>
          <text:p text:style-name="P223"><text:span text:style-name="Source_Text">list of floats = jhta.BETAS(df1, df2, n, price1='Close', price2='Close')</text:span></text:p>
        </text:list-item>
        <text:list-item>
          <text:p text:style-name="P223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97">
        <text:list-item>
          <text:p text:style-name="P224"><text:span text:style-name="Source_Text">list of floats = jhta.LSR(df, price='Close', predictions_int=0)</text:span></text:p>
        </text:list-item>
        <text:list-item>
          <text:p text:style-name="P224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98">
        <text:list-item>
          <text:p text:style-name="P225"><text:span text:style-name="Source_Text">list of floats = jhta.SLR(df, price='Close', predictions_int=0)</text:span></text:p>
        </text:list-item>
        <text:list-item>
          <text:p text:style-name="P225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199">
        <text:list-item>
          <text:p text:style-name="P226"><text:span text:style-name="Source_Text">float = jhta.HR(hit_trades_int, total_trades_int)</text:span></text:p>
        </text:list-item>
        <text:list-item>
          <text:p text:style-name="P226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200">
        <text:list-item>
          <text:p text:style-name="P227"><text:span text:style-name="Source_Text">float = jhta.PLR(mean_trade_profit_float, mean_trade_loss_float)</text:span></text:p>
        </text:list-item>
        <text:list-item>
          <text:p text:style-name="P227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201">
        <text:list-item>
          <text:p text:style-name="P228"><text:span text:style-name="Source_Text">float = jhta.EV(hitrade_float, mean_trade_profit_float, mean_trade_loss_float)</text:span></text:p>
        </text:list-item>
        <text:list-item>
          <text:p text:style-name="P228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202">
        <text:list-item>
          <text:p text:style-name="P229"><text:span text:style-name="Source_Text">int = jhta.POR(hitrade_float, profit_loss_ratio_float)</text:span></text:p>
        </text:list-item>
        <text:list-item>
          <text:p text:style-name="P229">book: Computer Analysis of the Futures Markets</text:p>
        </text:list-item>
      </text:list>
      <text:p text:style-name="Horizontal_20_Line"/>
      <text:h text:style-name="Heading_20_4" text:outline-level="4">BPPS | Basis Points per Second | DONE</text:h>
      <text:list text:style-name="L203">
        <text:list-item>
          <text:p text:style-name="P230"><text:span text:style-name="Source_Text">float = jhta.BPPS(trade_start_price, trade_end_price, trade_start_timestamp, trade_end_timestamp)</text:span></text:p>
        </text:list-item>
        <text:list-item>
          <text:p text:style-name="P230">book: An Introduction to Algorithmic Trading</text:p>
        </text:list-item>
      </text:list>
      <text:p text:style-name="Horizontal_20_Line"/>
      <text:h text:style-name="Heading_20_4" text:outline-level="4">RET | Return | DONE</text:h>
      <text:list text:style-name="L204">
        <text:list-item>
          <text:p text:style-name="P231"><text:span text:style-name="Source_Text">list of floats = jhta.RET(df, price='Close')</text:span></text:p>
        </text:list-item>
        <text:list-item>
          <text:p text:style-name="P231">book: An Introduction to Algorithmic Trading</text:p>
        </text:list-item>
      </text:list>
      <text:p text:style-name="Horizontal_20_Line"/>
      <text:h text:style-name="Heading_20_4" text:outline-level="4">RETS | Returns | DONE</text:h>
      <text:list text:style-name="L205">
        <text:list-item>
          <text:p text:style-name="P232"><text:span text:style-name="Source_Text">list of floats = jhta.RETS(df, price='Close')</text:span></text:p>
        </text:list-item>
        <text:list-item>
          <text:p text:style-name="P232">book: An Introduction to Algorithmic Trading</text:p>
        </text:list-item>
      </text:list>
      <text:p text:style-name="Horizontal_20_Line"/>
      <text:h text:style-name="Heading_20_4" text:outline-level="4">PRET | %Return | DONE</text:h>
      <text:list text:style-name="L206">
        <text:list-item>
          <text:p text:style-name="P233"><text:span text:style-name="Source_Text">list of floats = jhta.PRET(df, price='Close')</text:span></text:p>
        </text:list-item>
        <text:list-item>
          <text:p text:style-name="P233">book: An Introduction to Algorithmic Trading</text:p>
        </text:list-item>
      </text:list>
      <text:p text:style-name="Horizontal_20_Line"/>
      <text:h text:style-name="Heading_20_4" text:outline-level="4">PRETS | %Returns | DONE</text:h>
      <text:list text:style-name="L207">
        <text:list-item>
          <text:p text:style-name="P234"><text:span text:style-name="Source_Text">list of floats = jhta.PRETS(df, price='Close')</text:span></text:p>
        </text:list-item>
        <text:list-item>
          <text:p text:style-name="P234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EM | Arms Ease of Movement | DONE</text:h>
      <text:list text:style-name="L208">
        <text:list-item>
          <text:p text:style-name="P235"><text:span text:style-name="Source_Text">list of floats = jhta.AEM(df, high='High', low='Low', volume='Volume')</text:span></text:p>
        </text:list-item>
        <text:list-item>
          <text:p text:style-name="P235"><text:a xlink:type="simple" xlink:href="https://www.fmlabs.com/reference/default.htm?url=ArmsEMV.htm" office:name=""><text:span text:style-name="Definition">https://www.fmlabs.com/reference/default.htm?url=ArmsEMV.htm</text:span></text:a></text:p>
        </text:list-item>
      </text:list>
      <text:p text:style-name="Horizontal_20_Line"/>
      <text:h text:style-name="Heading_20_4" text:outline-level="4">ATR | Average True Range | DONE</text:h>
      <text:list text:style-name="L209">
        <text:list-item>
          <text:p text:style-name="P236"><text:span text:style-name="Source_Text">list of floats = jhta.ATR(df, n, high='High', low='Low', close='Close')</text:span></text:p>
        </text:list-item>
        <text:list-item>
          <text:p text:style-name="P236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210">
        <text:list-item>
  </text:list-item>
      </text:list>
      <text:p text:style-name="Horizontal_20_Line"/>
      <text:h text:style-name="Heading_20_4" text:outline-level="4">RVI | Relative Volatility Index | DONE</text:h>
      <text:list text:style-name="L211">
        <text:list-item>
          <text:p text:style-name="P238"><text:span text:style-name="Source_Text">list of floats = jhta.RVI(df, n, high='High', low='Low')</text:span></text:p>
        </text:list-item>
        <text:list-item>
          <text:p text:style-name="P238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RVIOC | Relative Volatility Index Original Calculation | DONE</text:h>
      <text:list text:style-name="L212">
        <text:list-item>
          <text:p text:style-name="P239"><text:span text:style-name="Source_Text">list of floats = jhta.RVIOC(df, n, price='Close')</text:span></text:p>
        </text:list-item>
        <text:list-item>
          <text:p text:style-name="P239"><text:a xlink:type="simple" xlink:href="https://www.fmlabs.com/reference/default.htm?url=RVIoriginal.htm" office:name=""><text:span text:style-name="Definition">https://www.fmlabs.com/reference/default.htm?url=RVIoriginal.htm</text:span></text:a></text:p>
        </text:list-item>
      </text:list>
      <text:p text:style-name="Horizontal_20_Line"/>
      <text:h text:style-name="Heading_20_4" text:outline-level="4">INERTIA | Inertia | DONE</text:h>
      <text:list text:style-name="L213">
        <text:list-item>
          <text:p text:style-name="P240"><text:span text:style-name="Source_Text">list of floats = jhta.INERTIA(df, n, price='Close')</text:span></text:p>
        </text:list-item>
        <text:list-item>
          <text:p text:style-name="P240"><text:a xlink:type="simple" xlink:href="https://www.fmlabs.com/reference/default.htm?url=Inertia.htm" office:name=""><text:span text:style-name="Definition">https://www.fmlabs.com/reference/default.htm?url=Inertia.htm</text:span></text:a></text:p>
        </text:list-item>
      </text:list>
      <text:p text:style-name="Horizontal_20_Line"/>
      <text:h text:style-name="Heading_20_4" text:outline-level="4">PRANGE | %Range | DONE</text:h>
      <text:list text:style-name="L214">
        <text:list-item>
          <text:p text:style-name="P241"><text:span text:style-name="Source_Text">list of floats = jhta.PRANGE(df, n, max_price='High', min_price='Low')</text:span></text:p>
        </text:list-item>
        <text:list-item>
          <text:p text:style-name="P241">book: An Introduction to Algorithmic Trading</text:p>
        </text:list-item>
      </text:list>
      <text:p text:style-name="Horizontal_20_Line"/>
      <text:h text:style-name="Heading_20_4" text:outline-level="4">TRANGE | True Range | DONE</text:h>
      <text:list text:style-name="L215">
        <text:list-item>
          <text:p text:style-name="P242"><text:span text:style-name="Source_Text">list of floats = jhta.TRANGE(df, high='High', low='Low', close='Close')</text:span></text:p>
        </text:list-item>
        <text:list-item>
          <text:p text:style-name="P242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216">
        <text:list-item>
          <text:p text:style-name="P243"><text:span text:style-name="Source_Text">list of floats = jhta.AD(df, high='High', low='Low', close='Close', volume='Volume')</text:span></text:p>
        </text:list-item>
        <text:list-item>
          <text:p text:style-name="P243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217">
        <text:list-item>
  </text:list-item>
      </text:list>
      <text:p text:style-name="Horizontal_20_Line"/>
      <text:h text:style-name="Heading_20_4" text:outline-level="4">MFAI | Market Facilitation Index | DONE</text:h>
      <text:list text:style-name="L218">
        <text:list-item>
          <text:p text:style-name="P245"><text:span text:style-name="Source_Text">list of floats = jhta.MFAI(df, high='High', low='Low', volume='Volume')</text:span></text:p>
        </text:list-item>
        <text:list-item>
          <text:p text:style-name="P245"><text:a xlink:type="simple" xlink:href="https://www.fmlabs.com/reference/default.htm?url=MFI.htm" office:name=""><text:span text:style-name="Definition">https://www.fmlabs.com/reference/default.htm?url=MFI.htm</text:span></text:a></text:p>
        </text:list-item>
      </text:list>
      <text:p text:style-name="Horizontal_20_Line"/>
      <text:h text:style-name="Heading_20_4" text:outline-level="4">NVI | Negative Volume Index | DONE</text:h>
      <text:list text:style-name="L219">
        <text:list-item>
          <text:p text:style-name="P246"><text:span text:style-name="Source_Text">list of floats = jhta.NVI(df, price='Close', volume='Volume')</text:span></text:p>
        </text:list-item>
        <text:list-item>
          <text:p text:style-name="P246"><text:a xlink:type="simple" xlink:href="https://www.fmlabs.com/reference/default.htm?url=NVI.htm" office:name=""><text:span text:style-name="Definition">https://www.fmlabs.com/reference/default.htm?url=NVI.htm</text:span></text:a></text:p>
        </text:list-item>
      </text:list>
      <text:p text:style-name="Horizontal_20_Line"/>
      <text:h text:style-name="Heading_20_4" text:outline-level="4">OBV | On Balance Volume | DONE</text:h>
      <text:list text:style-name="L220">
        <text:list-item>
          <text:p text:style-name="P247"><text:span text:style-name="Source_Text">list of floats = jhta.OBV(df, close='Close', volume='Volume')</text:span></text:p>
        </text:list-item>
        <text:list-item>
          <text:p text:style-name="P247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4" text:outline-level="4">PVR | Price Volume Rank | DONE</text:h>
      <text:list text:style-name="L221">
        <text:list-item>
          <text:p text:style-name="P248"><text:span text:style-name="Source_Text">list of ints = jhta.PVR(df, price='Close', volume='Volume')</text:span></text:p>
        </text:list-item>
        <text:list-item>
          <text:p text:style-name="P248"><text:a xlink:type="simple" xlink:href="https://www.fmlabs.com/reference/default.htm?url=PVrank.htm" office:name=""><text:span text:style-name="Definition">https://www.fmlabs.com/reference/default.htm?url=PVrank.htm</text:span></text:a></text:p>
        </text:list-item>
      </text:list>
      <text:p text:style-name="Horizontal_20_Line"/>
      <text:h text:style-name="Heading_20_4" text:outline-level="4">PVT | Price Volume Trend | DONE</text:h>
      <text:list text:style-name="L222">
        <text:list-item>
          <text:p text:style-name="P249"><text:span text:style-name="Source_Text">list of floats = jhta.PVT(df, price='Close', volume='Volume')</text:span></text:p>
        </text:list-item>
        <text:list-item>
          <text:p text:style-name="P249"><text:a xlink:type="simple" xlink:href="https://www.fmlabs.com/reference/default.htm?url=PVT.htm" office:name=""><text:span text:style-name="Definition">https://www.fmlabs.com/reference/default.htm?url=PVT.htm</text:span></text:a></text:p>
        </text:list-item>
      </text:list>
      <text:p text:style-name="Horizontal_20_Line"/>
      <text:h text:style-name="Heading_20_4" text:outline-level="4">PVI | Positive Volume Index | DONE</text:h>
      <text:list text:style-name="L223">
        <text:list-item>
          <text:p text:style-name="P250"><text:span text:style-name="Source_Text">list of floats = jhta.PVI(df, price='Close', volume='Volume')</text:span></text:p>
        </text:list-item>
        <text:list-item>
          <text:p text:style-name="P250"><text:a xlink:type="simple" xlink:href="https://www.fmlabs.com/reference/default.htm?url=PVI.htm" office:name=""><text:span text:style-name="Definition">https://www.fmlabs.com/reference/default.htm?url=PVI.htm</text:span></text:a></text:p>
        </text:list-item>
      </text:list>
      <text:p text:style-name="Horizontal_20_Line"/>
      <text:h text:style-name="Heading_20_4" text:outline-level="4">VWAP | Volume Weighted Average Price | DONE</text:h>
      <text:list text:style-name="L224">
        <text:list-item>
          <text:p text:style-name="P251"><text:span text:style-name="Source_Text">list of floats = jhta.VWAP(df, open='Open', high='High', low='Low', close='Close', volume='Volume')</text:span></text:p>
        </text:list-item>
        <text:list-item>
          <text:p text:style-name="P251">book: An Introduction to Algorithmic Trading</text:p>
        </text:list-item>
      </text:list>
      <text:p text:style-name="Horizontal_20_Line"/>
      <text:h text:style-name="Heading_20_2" text:outline-level="2">Notebooks</text:h>
      <text:list text:style-name="L225">
        <text:list-item>
          <text:p text:style-name="P252"><text:a xlink:type="simple" xlink:href="https://github.com/joosthoeks/jhTAlib/tree/master/notebook" office:name=""><text:span text:style-name="Definition">https://github.com/joosthoeks/jhTAlib/tree/master/notebook</text:span></text:a></text:p>
        </text:list-item>
      </text:list>
      <text:h text:style-name="Heading_20_3" text:outline-level="3">Recession Probability</text:h>
      <text:list text:style-name="L226">
        <text:list-item>
          <text:p text:style-name="P253"><text:a xlink:type="simple" xlink:href="https://colab.research.google.com/github/joosthoeks/jhTAlib/blob/master/notebook/recession_probability.ipynb" office:name=""><text:span text:style-name="Definition">https://colab.research.google.com/github/joosthoeks/jhTAlib/blob/master/notebook/recession_probability.ipynb</text:span></text:a></text:p>
        </text:list-item>
      </text:list>
      <text:p text:style-name="Horizontal_20_Line"/>
      <text:h text:style-name="Heading_20_2" text:outline-level="2">Donation and Funding</text:h>
      <text:list text:style-name="L227">
        <text:list-item>
          <text:p text:style-name="P254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